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D4" style:family="table-cell" style:data-style-name="N0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8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9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0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1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2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3bf0" officeooo:paragraph-rsid="000f3bf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3bf0" officeooo:paragraph-rsid="0010710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f3bf0" officeooo:paragraph-rsid="0019802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style:font-size-asian="11pt" style:font-size-complex="11pt"/>
    </style:style>
    <style:style style:name="P11" style:family="paragraph" style:parent-style-name="Standard">
      <style:text-properties officeooo:paragraph-rsid="0008c8f1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14" style:family="paragraph" style:parent-style-name="Table_20_Contents">
      <style:text-properties fo:font-size="11pt" officeooo:rsid="000b1122" officeooo:paragraph-rsid="002a56f4" style:font-size-asian="11pt" style:font-size-complex="11pt"/>
    </style:style>
    <style:style style:name="P15" style:family="paragraph" style:parent-style-name="Table_20_Contents">
      <style:text-properties fo:font-size="11pt" officeooo:rsid="0010f6b0" officeooo:paragraph-rsid="0010f6b0" style:font-size-asian="11pt" style:font-size-complex="11pt"/>
    </style:style>
    <style:style style:name="P16" style:family="paragraph" style:parent-style-name="Table_20_Contents">
      <style:text-properties fo:font-size="11pt" officeooo:rsid="00198021" officeooo:paragraph-rsid="00198021" style:font-size-asian="11pt" style:font-size-complex="11pt"/>
    </style:style>
    <style:style style:name="P17" style:family="paragraph" style:parent-style-name="Table_20_Contents">
      <style:text-properties fo:font-size="11pt" officeooo:rsid="00336280" officeooo:paragraph-rsid="00336280" style:font-size-asian="11pt" style:font-size-complex="11pt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paragraph-rsid="0013c1c6" style:font-size-asian="11pt" style:font-weight-asian="normal" style:font-size-complex="11pt" style:font-weight-complex="normal"/>
    </style:style>
    <style:style style:name="P20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 style:list-style-name="List_20_1">
      <style:text-properties style:text-underline-style="none" fo:font-weight="normal" officeooo:rsid="00198021" officeooo:paragraph-rsid="00198021" style:font-weight-asian="normal" style:font-weight-complex="normal"/>
    </style:style>
    <style:style style:name="P22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3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4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5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6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7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8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9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fo:font-size="11pt" officeooo:rsid="003920ab" officeooo:paragraph-rsid="003920ab" style:font-size-asian="11pt" style:font-size-complex="11pt"/>
    </style:style>
    <style:style style:name="P31" style:family="paragraph" style:parent-style-name="Table_20_Contents">
      <style:text-properties fo:font-size="11pt" officeooo:rsid="003ac02d" officeooo:paragraph-rsid="003ac02d" style:font-size-asian="11pt" style:font-size-complex="11pt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10710e"/>
    </style:style>
    <style:style style:name="T6" style:family="text">
      <style:text-properties officeooo:rsid="0010f6b0"/>
    </style:style>
    <style:style style:name="T7" style:family="text">
      <style:text-properties officeooo:rsid="0013a1bf"/>
    </style:style>
    <style:style style:name="T8" style:family="text">
      <style:text-properties officeooo:rsid="00198021"/>
    </style:style>
    <style:style style:name="T9" style:family="text">
      <style:text-properties officeooo:rsid="001afbd3"/>
    </style:style>
    <style:style style:name="T10" style:family="text">
      <style:text-properties officeooo:rsid="00233bb9"/>
    </style:style>
    <style:style style:name="T11" style:family="text">
      <style:text-properties officeooo:rsid="00253048"/>
    </style:style>
    <style:style style:name="T12" style:family="text">
      <style:text-properties officeooo:rsid="002e995f"/>
    </style:style>
    <style:style style:name="T13" style:family="text">
      <style:text-properties officeooo:rsid="003275f2"/>
    </style:style>
    <style:style style:name="T14" style:family="text">
      <style:text-properties officeooo:rsid="00328ed9"/>
    </style:style>
    <style:style style:name="T15" style:family="text">
      <style:text-properties officeooo:rsid="00336280"/>
    </style:style>
    <style:style style:name="T16" style:family="text">
      <style:text-properties officeooo:rsid="00378074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tories:</text:p>
      <text:p text:style-name="P1"/>
      <text:p text:style-name="P9">CS4900</text:p>
      <text:p text:style-name="Standard"><text:span text:style-name="T1">Project: </text:span><text:span text:style-name="T2">Opentray</text:span></text:p>
      <text:p text:style-name="P9">Stories:</text:p>
      <text:p text:style-name="P9">Date: <text:span text:style-name="T10">04/02/2020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11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6"/>
      <text:p text:style-name="P7">Introduction:</text:p>
      <text:p text:style-name="P10"><text:tab/><text:span text:style-name="T7">The Opentray system will be used by companies who need to track client dining and food preferences. The system will be a complete complete system with all required setup files included along with an installer. The system will be set up on a locally hosted server by in house I.T. department. The local users will be setup by locally defined administrators. 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Time to complete</text:p>
          </table:table-cell>
          <table:table-cell table:style-name="Table1.A1" office:value-type="string">
            <text:p text:style-name="P12">Risk 1-10</text:p>
          </table:table-cell>
          <table:table-cell table:style-name="Table1.A1" office:value-type="string">
            <text:p text:style-name="P12">Actual time</text:p>
          </table:table-cell>
          <table:table-cell table:style-name="Table1.E1" office:value-type="string">
            <text:p text:style-name="P12">% Complete</text:p>
          </table:table-cell>
        </table:table-row>
        <table:table-row table:style-name="Table1.1">
          <table:table-cell table:style-name="Table1.A1" office:value-type="string">
            <text:p text:style-name="P12">Story1</text:p>
          </table:table-cell>
          <table:table-cell table:style-name="Table1.A1" office:value-type="string">
            <text:p text:style-name="P13">2 hours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30">6</text:p>
          </table:table-cell>
          <table:table-cell table:style-name="Table1.E1" office:value-type="string">
            <text:p text:style-name="P13"><text:span text:style-name="T16">70</text:span>%</text:p>
          </table:table-cell>
        </table:table-row>
        <table:table-row table:style-name="Table1.1">
          <table:table-cell table:style-name="Table1.A1" office:value-type="string">
            <text:p text:style-name="P12">Story2</text:p>
          </table:table-cell>
          <table:table-cell table:style-name="Table1.A1" office:value-type="string">
            <text:p text:style-name="P13">1.5 hours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31">7</text:p>
          </table:table-cell>
          <table:table-cell table:style-name="Table1.E1" office:value-type="string">
            <text:p text:style-name="P13"><text:span text:style-name="T12">95</text:span>%</text:p>
          </table:table-cell>
        </table:table-row>
        <table:table-row table:style-name="Table1.1">
          <table:table-cell table:style-name="Table1.A1" office:value-type="string">
            <text:p text:style-name="P12">Story3</text:p>
          </table:table-cell>
          <table:table-cell table:style-name="Table1.A1" office:value-type="string">
            <text:p text:style-name="P13">1 hour</text:p>
          </table:table-cell>
          <table:table-cell table:style-name="Table1.A1" office:value-type="string">
            <text:p text:style-name="P13">2</text:p>
          </table:table-cell>
          <table:table-cell table:style-name="Table1.D4" office:value-type="float" office:value="6">
            <text:p text:style-name="P31">6</text:p>
          </table:table-cell>
          <table:table-cell table:style-name="Table1.E1" office:value-type="string">
            <text:p text:style-name="P14"><text:span text:style-name="T13">95</text:span>%</text:p>
          </table:table-cell>
        </table:table-row>
        <table:table-row table:style-name="Table1.1">
          <table:table-cell table:style-name="Table1.A1" office:value-type="string">
            <text:p text:style-name="P12">Story4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D4" office:value-type="float" office:value="5">
            <text:p text:style-name="P31">5</text:p>
          </table:table-cell>
          <table:table-cell table:style-name="Table1.E1" office:value-type="string">
            <text:p text:style-name="P14"><text:span text:style-name="T14">95</text:span>%</text:p>
          </table:table-cell>
        </table:table-row>
        <table:table-row table:style-name="Table1.1">
          <table:table-cell table:style-name="Table1.A1" office:value-type="string">
            <text:p text:style-name="P13">Story5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7">5</text:p>
          </table:table-cell>
          <table:table-cell table:style-name="Table1.E1" office:value-type="string">
            <text:p text:style-name="P13"><text:span text:style-name="T15">50</text:span>%</text:p>
          </table:table-cell>
        </table:table-row>
        <table:table-row table:style-name="Table1.1">
          <table:table-cell table:style-name="Table1.A12" office:value-type="string">
            <text:p text:style-name="P16">Story6</text:p>
          </table:table-cell>
          <table:table-cell table:style-name="Table1.B12" office:value-type="string">
            <text:p text:style-name="P16">0</text:p>
          </table:table-cell>
          <table:table-cell table:style-name="Table1.C12" office:value-type="string">
            <text:p text:style-name="P16">1</text:p>
          </table:table-cell>
          <table:table-cell table:style-name="Table1.D12" office:value-type="string">
            <text:p text:style-name="P16">0</text:p>
          </table:table-cell>
          <table:table-cell table:style-name="Table1.E12" office:value-type="string">
            <text:p text:style-name="P16">10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7</text:span></text:p>
          </table:table-cell>
          <table:table-cell table:style-name="Table1.B12" office:value-type="string">
            <text:p text:style-name="P12">.<text:span text:style-name="T6">5</text:span></text:p>
          </table:table-cell>
          <table:table-cell table:style-name="Table1.C12" office:value-type="string">
            <text:p text:style-name="P15">1</text:p>
          </table:table-cell>
          <table:table-cell table:style-name="Table1.D12" office:value-type="string">
            <text:p text:style-name="P12">.<text:span text:style-name="T6">5</text:span></text:p>
          </table:table-cell>
          <table:table-cell table:style-name="Table1.E12" office:value-type="string">
            <text:p text:style-name="P15">10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8</text:span></text:p>
          </table:table-cell>
          <table:table-cell table:style-name="Table1.B12" office:value-type="string">
            <text:p text:style-name="P15">1</text:p>
          </table:table-cell>
          <table:table-cell table:style-name="Table1.C12" office:value-type="string">
            <text:p text:style-name="P15">7</text:p>
          </table:table-cell>
          <table:table-cell table:style-name="Table1.D12" office:value-type="string">
            <text:p text:style-name="P15">5</text:p>
          </table:table-cell>
          <table:table-cell table:style-name="Table1.E12" office:value-type="string">
            <text:p text:style-name="P15"><text:span text:style-name="T9">10</text:span>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9</text:span></text:p>
          </table:table-cell>
          <table:table-cell table:style-name="Table1.B12" office:value-type="string">
            <text:p text:style-name="P15">.5</text:p>
          </table:table-cell>
          <table:table-cell table:style-name="Table1.C12" office:value-type="string">
            <text:p text:style-name="P15">3</text:p>
          </table:table-cell>
          <table:table-cell table:style-name="Table1.D12" office:value-type="string">
            <text:p text:style-name="P15">3</text:p>
          </table:table-cell>
          <table:table-cell table:style-name="Table1.E12" office:value-type="string">
            <text:p text:style-name="P15">10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10</text:span></text:p>
          </table:table-cell>
          <table:table-cell table:style-name="Table1.B12" office:value-type="string">
            <text:p text:style-name="P15">5</text:p>
          </table:table-cell>
          <table:table-cell table:style-name="Table1.C12" office:value-type="string">
            <text:p text:style-name="P15">7</text:p>
          </table:table-cell>
          <table:table-cell table:style-name="Table1.D12" office:value-type="string">
            <text:p text:style-name="P15">6</text:p>
          </table:table-cell>
          <table:table-cell table:style-name="Table1.E12" office:value-type="string">
            <text:p text:style-name="P15"><text:span text:style-name="T11">75</text:span>%</text:p>
          </table:table-cell>
        </table:table-row>
        <table:table-row table:style-name="Table1.1">
          <table:table-cell table:style-name="Table1.A12" office:value-type="string">
            <text:p text:style-name="P12">Release <text:span text:style-name="T8">1</text:span></text:p>
          </table:table-cell>
          <table:table-cell table:style-name="Table1.B12" office:value-type="string">
            <text:p text:style-name="P12"/>
          </table:table-cell>
          <table:table-cell table:style-name="Table1.C12" office:value-type="string">
            <text:p text:style-name="P12"/>
          </table:table-cell>
          <table:table-cell table:style-name="Table1.D12" office:value-type="string">
            <text:p text:style-name="P12"/>
          </table:table-cell>
          <table:table-cell table:style-name="Table1.E12" office:value-type="string">
            <text:p text:style-name="P12"/>
          </table:table-cell>
        </table:table-row>
      </table:table>
      <text:p text:style-name="P6"/>
      <text:p text:style-name="P9">Story1: <text:span text:style-name="T4">User accounting and access control</text:span></text:p>
      <text:list xml:id="list1914642397" text:style-name="List_20_1">
        <text:list-item>
          <text:p text:style-name="P22">Company IT will create and disable facility administrators accounts</text:p>
        </text:list-item>
        <text:list-item>
          <text:p text:style-name="P24">Facility dietary administrator create and block department employee accounts</text:p>
        </text:list-item>
        <text:list-item>
          <text:p text:style-name="P24"/>
        </text:list-item>
      </text:list>
      <text:p text:style-name="P8"/>
      <text:p text:style-name="P9">Story2: <text:span text:style-name="T4">Adding new residents &amp; removing residents who have left</text:span></text:p>
      <text:list xml:id="list151655544379735" text:continue-numbering="true" text:style-name="List_20_1">
        <text:list-item>
          <text:p text:style-name="P22">Local department administrator will add and deactivate resident profiles</text:p>
        </text:list-item>
        <text:list-item>
          <text:p text:style-name="P25">New resident attributes when creating a resid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First &amp; Last name</text:p>
                        </text:list-item>
                        <text:list-item>
                          <text:p text:style-name="P26">Room numb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Story3: <text:span text:style-name="T4">Updating resident preferences for foods, eating locations, and allergies.</text:span></text:p>
      <text:list xml:id="list151654981717891" text:continue-numbering="true" text:style-name="List_20_1">
        <text:list-item>
          <text:p text:style-name="P23">All levels of access will have the ability to update resident profile attribute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Dining location preferences</text:p>
                        </text:list-item>
                        <text:list-item>
                          <text:p text:style-name="P27">Food likes/dislikes</text:p>
                        </text:list-item>
                        <text:list-item>
                          <text:p text:style-name="P27">Texture likes/dislikes</text:p>
                        </text:list-item>
                        <text:list-item>
                          <text:p text:style-name="P27">allergi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9">Story4: <text:span text:style-name="T4">Storing resident information such as:</text:span></text:p>
      <text:list xml:id="list151655588382314" text:continue-numbering="true" text:style-name="List_20_1">
        <text:list-item>
          <text:p text:style-name="P28"><text:soft-page-break/>Names</text:p>
        </text:list-item>
        <text:list-item>
          <text:p text:style-name="P29">Room number</text:p>
        </text:list-item>
        <text:list-item>
          <text:p text:style-name="P29">Status</text:p>
        </text:list-item>
        <text:list-item>
          <text:p text:style-name="P29">Likes</text:p>
        </text:list-item>
        <text:list-item>
          <text:p text:style-name="P29">Dislikes</text:p>
        </text:list-item>
        <text:list-item>
          <text:p text:style-name="P29">allergies</text:p>
        </text:list-item>
        <text:list-item>
          <text:p text:style-name="P29">Dining location preferences ( room, dining room1, dining room2… when applicable) </text:p>
        </text:list-item>
      </text:list>
      <text:p text:style-name="P18"/>
      <text:p text:style-name="P18">Story5: Print tray cards for staff</text:p>
      <text:list xml:id="list151655165348042" text:continue-numbering="true" text:style-name="List_20_1">
        <text:list-item>
          <text:p text:style-name="P28">Bulk printing for all residents</text:p>
        </text:list-item>
        <text:list-item>
          <text:p text:style-name="P29">Printing for individual residents</text:p>
        </text:list-item>
      </text:list>
      <text:p text:style-name="P9"/>
      <text:p text:style-name="P4">Story6: <text:span text:style-name="T8">Migrating database over</text:span></text:p>
      <text:list xml:id="list151655449054482" text:continue-numbering="true" text:style-name="List_20_1">
        <text:list-item>
          <text:list>
            <text:list-item>
              <text:list>
                <text:list-item>
                  <text:p text:style-name="P21">The facility dietary manager will manually input current resident information.</text:p>
                </text:list-item>
              </text:list>
            </text:list-item>
          </text:list>
        </text:list-item>
      </text:list>
      <text:p text:style-name="P4"/>
      <text:p text:style-name="P4"><text:span text:style-name="T8">Story7: </text:span>Run on local server running Ubuntu 18:04</text:p>
      <text:p text:style-name="P2"/>
      <text:p text:style-name="P3">Story<text:span text:style-name="T8">8</text:span>: <text:span text:style-name="T5">Development environment will be Laravel</text:span></text:p>
      <text:p text:style-name="P3"/>
      <text:p text:style-name="P5">Story<text:span text:style-name="T8">9</text:span>: Site will be hosted by Apache</text:p>
      <text:p text:style-name="P3"/>
      <text:p text:style-name="P5">Story<text:span text:style-name="T8">10</text:span>: System will have an install script to configure server and install software </text:p>
      <text:p text:style-name="P2"/>
      <text:p text:style-name="P5">Story1<text:span text:style-name="T8">1</text:span>: Supported by local IT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20-04-02T15:16:41.833165497</dc:date>
    <meta:editing-cycles>46</meta:editing-cycles>
    <meta:editing-duration>PT48M19S</meta:editing-duration>
    <meta:generator>LibreOffice/6.0.7.3$Linux_X86_64 LibreOffice_project/00m0$Build-3</meta:generator>
    <meta:document-statistic meta:table-count="1" meta:image-count="0" meta:object-count="0" meta:page-count="2" meta:paragraph-count="97" meta:word-count="344" meta:character-count="2037" meta:non-whitespace-character-count="1802"/>
  </office:meta>
</office:document-meta>
</file>